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17in"/>
    </style:style>
    <style:style style:name="co3" style:family="table-column">
      <style:table-column-properties fo:break-before="auto" style:column-width="0.9618in"/>
    </style:style>
    <style:style style:name="co4" style:family="table-column">
      <style:table-column-properties fo:break-before="auto" style:column-width="0.87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fo:border="none" fo:padding-bottom="0.0193in" fo:padding-left="0.0138in" fo:padding-right="0.0138in" fo:padding-top="0.0193in"/>
    </style:style>
    <style:style style:name="ce3" style:family="table-cell" style:parent-style-name="Default" style:data-style-name="N84">
      <style:table-cell-properties fo:border="none" fo:padding-bottom="0.0193in" fo:padding-left="0.0138in" fo:padding-right="0.0138in" fo:padding-top="0.0193in"/>
      <style:text-properties style:font-name="Arial" style:font-name-asian="WenQuanYi Zen Hei" style:font-name-complex="Lohit Hindi"/>
    </style:style>
    <style:style style:name="ce4" style:family="table-cell" style:parent-style-name="Default" style:data-style-name="N84">
      <style:table-cell-properties fo:border="2.49pt solid #008000" fo:padding-bottom="0.0193in" fo:padding-left="0.0138in" fo:padding-right="0.0138in" fo:padding-top="0.0193in"/>
    </style:style>
    <style:style style:name="ce5" style:family="table-cell" style:parent-style-name="Default" style:data-style-name="N84">
      <style:text-properties fo:font-weight="normal" style:font-weight-asian="normal" style:font-weight-complex="normal"/>
    </style:style>
    <style:style style:name="ce6" style:family="table-cell" style:parent-style-name="Default" style:data-style-name="N84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style:font-weight-asian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e difference calculator: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Inputs:</text:p>
          </table:table-cell>
          <table:table-cell table:style-name="ce1" office:value-type="string">
            <text:p>Difference</text:p>
          </table:table-cell>
          <table:table-cell table:style-name="ce7" office:value-type="string">
            <text:p>Diff divided by 7:</text:p>
          </table:table-cell>
          <table:table-cell table:style-name="ce7" office:value-type="string">
            <text:p>Diff divided by 11:</text:p>
          </table:table-cell>
          <table:table-cell table:style-name="ce7" office:value-type="string">
            <text:p>Diff divided by 19:</text:p>
          </table:table-cell>
          <table:table-cell table:style-name="ce7" office:value-type="string">
            <text:p>Diff divided by 37: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7-05-21">
            <text:p>1927-05-21</text:p>
          </table:table-cell>
          <table:table-cell table:formula="of:=[.$C$13]-[.C6]" office:value-type="float" office:value="1061">
            <text:p>1061</text:p>
          </table:table-cell>
          <table:table-cell table:style-name="ce8" table:formula="of:=[.D6]/7" office:value-type="float" office:value="151.571428571429">
            <text:p>151.571</text:p>
          </table:table-cell>
          <table:table-cell table:style-name="ce9" table:formula="of:=[.D6]/11" office:value-type="float" office:value="96.4545454545454">
            <text:p>96.455</text:p>
          </table:table-cell>
          <table:table-cell table:style-name="ce9" table:formula="of:=[.D6]/19" office:value-type="float" office:value="55.8421052631579">
            <text:p>55.842</text:p>
          </table:table-cell>
          <table:table-cell table:style-name="ce9" table:formula="of:=[.D6]/37" office:value-type="float" office:value="28.6756756756757">
            <text:p>28.676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7-05-31">
            <text:p>1927-05-31</text:p>
          </table:table-cell>
          <table:table-cell table:formula="of:=[.$C$13]-[.C7]" office:value-type="float" office:value="1051">
            <text:p>1051</text:p>
          </table:table-cell>
          <table:table-cell table:style-name="ce8" table:formula="of:=[.D7]/7" office:value-type="float" office:value="150.142857142857">
            <text:p>150.143</text:p>
          </table:table-cell>
          <table:table-cell table:style-name="ce9" table:formula="of:=[.D7]/11" office:value-type="float" office:value="95.5454545454546">
            <text:p>95.545</text:p>
          </table:table-cell>
          <table:table-cell table:style-name="ce9" table:formula="of:=[.D7]/19" office:value-type="float" office:value="55.3157894736842">
            <text:p>55.316</text:p>
          </table:table-cell>
          <table:table-cell table:style-name="ce9" table:formula="of:=[.D7]/37" office:value-type="float" office:value="28.4054054054054">
            <text:p>28.405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05">
            <text:p>1927-06-05</text:p>
          </table:table-cell>
          <table:table-cell table:formula="of:=[.$C$13]-[.C8]" office:value-type="float" office:value="1046">
            <text:p>1046</text:p>
          </table:table-cell>
          <table:table-cell table:style-name="ce8" table:formula="of:=[.D8]/7" office:value-type="float" office:value="149.428571428571">
            <text:p>149.429</text:p>
          </table:table-cell>
          <table:table-cell table:style-name="ce9" table:formula="of:=[.D8]/11" office:value-type="float" office:value="95.0909090909091">
            <text:p>95.091</text:p>
          </table:table-cell>
          <table:table-cell table:style-name="ce9" table:formula="of:=[.D8]/19" office:value-type="float" office:value="55.0526315789474">
            <text:p>55.053</text:p>
          </table:table-cell>
          <table:table-cell table:style-name="ce9" table:formula="of:=[.D8]/37" office:value-type="float" office:value="28.2702702702703">
            <text:p>28.270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07">
            <text:p>1927-06-07</text:p>
          </table:table-cell>
          <table:table-cell table:formula="of:=[.$C$13]-[.C9]" office:value-type="float" office:value="1044">
            <text:p>1044</text:p>
          </table:table-cell>
          <table:table-cell table:style-name="ce8" table:formula="of:=[.D9]/7" office:value-type="float" office:value="149.142857142857">
            <text:p>149.143</text:p>
          </table:table-cell>
          <table:table-cell table:style-name="ce9" table:formula="of:=[.D9]/11" office:value-type="float" office:value="94.9090909090909">
            <text:p>94.909</text:p>
          </table:table-cell>
          <table:table-cell table:style-name="ce9" table:formula="of:=[.D9]/19" office:value-type="float" office:value="54.9473684210526">
            <text:p>54.947</text:p>
          </table:table-cell>
          <table:table-cell table:style-name="ce9" table:formula="of:=[.D9]/37" office:value-type="float" office:value="28.2162162162162">
            <text:p>28.216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11">
            <text:p>1927-06-11</text:p>
          </table:table-cell>
          <table:table-cell table:formula="of:=[.$C$13]-[.C10]" office:value-type="float" office:value="1040">
            <text:p>1040</text:p>
          </table:table-cell>
          <table:table-cell table:style-name="ce8" table:formula="of:=[.D10]/7" office:value-type="float" office:value="148.571428571429">
            <text:p>148.571</text:p>
          </table:table-cell>
          <table:table-cell table:style-name="ce9" table:formula="of:=[.D10]/11" office:value-type="float" office:value="94.5454545454546">
            <text:p>94.545</text:p>
          </table:table-cell>
          <table:table-cell table:style-name="ce9" table:formula="of:=[.D10]/19" office:value-type="float" office:value="54.7368421052632">
            <text:p>54.737</text:p>
          </table:table-cell>
          <table:table-cell table:style-name="ce9" table:formula="of:=[.D10]/37" office:value-type="float" office:value="28.1081081081081">
            <text:p>28.108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17">
            <text:p>1927-06-17</text:p>
          </table:table-cell>
          <table:table-cell table:formula="of:=[.$C$13]-[.C11]" office:value-type="float" office:value="1034">
            <text:p>1034</text:p>
          </table:table-cell>
          <table:table-cell table:style-name="ce8" table:formula="of:=[.D11]/7" office:value-type="float" office:value="147.714285714286">
            <text:p>147.714</text:p>
          </table:table-cell>
          <table:table-cell table:style-name="ce9" table:formula="of:=[.D11]/11" office:value-type="float" office:value="94">
            <text:p>94.000</text:p>
          </table:table-cell>
          <table:table-cell table:style-name="ce9" table:formula="of:=[.D11]/19" office:value-type="float" office:value="54.4210526315789">
            <text:p>54.421</text:p>
          </table:table-cell>
          <table:table-cell table:style-name="ce9" table:formula="of:=[.D11]/37" office:value-type="float" office:value="27.9459459459459">
            <text:p>27.946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Base Date:</text:p>
          </table:table-cell>
          <table:table-cell table:style-name="ce4" office:value-type="date" office:date-value="1930-04-16">
            <text:p>1930-04-16</text:p>
          </table:table-cell>
          <table:table-cell/>
          <table:table-cell table:style-name="ce8"/>
          <table:table-cell table:style-name="ce9" table:number-columns-repeated="3"/>
        </table:table-row>
        <table:table-row table:style-name="ro1">
          <table:table-cell table:number-columns-repeated="4"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6-14">
            <text:p>1930-06-14</text:p>
          </table:table-cell>
          <table:table-cell table:formula="of:=[.C15]-[.$C$13]" office:value-type="float" office:value="59">
            <text:p>59</text:p>
          </table:table-cell>
          <table:table-cell table:style-name="ce8" table:formula="of:=[.D15]/7" office:value-type="float" office:value="8.42857142857143">
            <text:p>8.429</text:p>
          </table:table-cell>
          <table:table-cell table:style-name="ce9" table:formula="of:=[.D15]/11" office:value-type="float" office:value="5.36363636363636">
            <text:p>5.364</text:p>
          </table:table-cell>
          <table:table-cell table:style-name="ce9" table:formula="of:=[.D15]/19" office:value-type="float" office:value="3.10526315789474">
            <text:p>3.105</text:p>
          </table:table-cell>
          <table:table-cell table:style-name="ce9" table:formula="of:=[.D15]/37" office:value-type="float" office:value="1.59459459459459">
            <text:p>1.595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1">
            <text:p>1930-08-01</text:p>
          </table:table-cell>
          <table:table-cell table:formula="of:=[.C16]-[.$C$13]" office:value-type="float" office:value="107">
            <text:p>107</text:p>
          </table:table-cell>
          <table:table-cell table:style-name="ce8" table:formula="of:=[.D16]/7" office:value-type="float" office:value="15.2857142857143">
            <text:p>15.286</text:p>
          </table:table-cell>
          <table:table-cell table:style-name="ce9" table:formula="of:=[.D16]/11" office:value-type="float" office:value="9.72727272727273">
            <text:p>9.727</text:p>
          </table:table-cell>
          <table:table-cell table:style-name="ce9" table:formula="of:=[.D16]/19" office:value-type="float" office:value="5.63157894736842">
            <text:p>5.632</text:p>
          </table:table-cell>
          <table:table-cell table:style-name="ce9" table:formula="of:=[.D16]/37" office:value-type="float" office:value="2.89189189189189">
            <text:p>2.892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3">
            <text:p>1930-08-03</text:p>
          </table:table-cell>
          <table:table-cell table:formula="of:=[.C17]-[.$C$13]" office:value-type="float" office:value="109">
            <text:p>109</text:p>
          </table:table-cell>
          <table:table-cell table:style-name="ce8" table:formula="of:=[.D17]/7" office:value-type="float" office:value="15.5714285714286">
            <text:p>15.571</text:p>
          </table:table-cell>
          <table:table-cell table:style-name="ce9" table:formula="of:=[.D17]/11" office:value-type="float" office:value="9.90909090909091">
            <text:p>9.909</text:p>
          </table:table-cell>
          <table:table-cell table:style-name="ce9" table:formula="of:=[.D17]/19" office:value-type="float" office:value="5.73684210526316">
            <text:p>5.737</text:p>
          </table:table-cell>
          <table:table-cell table:style-name="ce9" table:formula="of:=[.D17]/37" office:value-type="float" office:value="2.94594594594595">
            <text:p>2.946</text:p>
          </table:table-cell>
        </table:table-row>
        <table:table-row table:style-name="ro1">
          <table:table-cell/>
          <table:table-cell office:value-type="string">
            <text:p>Date after:</text:p>
          </table:table-cell>
          <table:table-cell table:style-name="ce5" office:value-type="date" office:date-value="1930-09-10">
            <text:p>1930-09-10</text:p>
          </table:table-cell>
          <table:table-cell table:formula="of:=[.C18]-[.$C$13]" office:value-type="float" office:value="147">
            <text:p>147</text:p>
          </table:table-cell>
          <table:table-cell table:style-name="ce8" table:formula="of:=[.D18]/7" office:value-type="float" office:value="21">
            <text:p>21.000</text:p>
          </table:table-cell>
          <table:table-cell table:style-name="ce9" table:formula="of:=[.D18]/11" office:value-type="float" office:value="13.3636363636364">
            <text:p>13.364</text:p>
          </table:table-cell>
          <table:table-cell table:style-name="ce9" table:formula="of:=[.D18]/19" office:value-type="float" office:value="7.73684210526316">
            <text:p>7.737</text:p>
          </table:table-cell>
          <table:table-cell table:style-name="ce9" table:formula="of:=[.D18]/37" office:value-type="float" office:value="3.97297297297297">
            <text:p>3.973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6-22">
            <text:p>1931-06-22</text:p>
          </table:table-cell>
          <table:table-cell table:formula="of:=[.C19]-[.$C$13]" office:value-type="float" office:value="432">
            <text:p>432</text:p>
          </table:table-cell>
          <table:table-cell table:style-name="ce8" table:formula="of:=[.D19]/7" office:value-type="float" office:value="61.7142857142857">
            <text:p>61.714</text:p>
          </table:table-cell>
          <table:table-cell table:style-name="ce9" table:formula="of:=[.D19]/11" office:value-type="float" office:value="39.2727272727273">
            <text:p>39.273</text:p>
          </table:table-cell>
          <table:table-cell table:style-name="ce9" table:formula="of:=[.D19]/19" office:value-type="float" office:value="22.7368421052632">
            <text:p>22.737</text:p>
          </table:table-cell>
          <table:table-cell table:style-name="ce9" table:formula="of:=[.D19]/37" office:value-type="float" office:value="11.6756756756757">
            <text:p>11.676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7-04">
            <text:p>1931-07-04</text:p>
          </table:table-cell>
          <table:table-cell table:formula="of:=[.C20]-[.$C$13]" office:value-type="float" office:value="444">
            <text:p>444</text:p>
          </table:table-cell>
          <table:table-cell table:style-name="ce8" table:formula="of:=[.D20]/7" office:value-type="float" office:value="63.4285714285714">
            <text:p>63.429</text:p>
          </table:table-cell>
          <table:table-cell table:style-name="ce9" table:formula="of:=[.D20]/11" office:value-type="float" office:value="40.3636363636364">
            <text:p>40.364</text:p>
          </table:table-cell>
          <table:table-cell table:style-name="ce9" table:formula="of:=[.D20]/19" office:value-type="float" office:value="23.3684210526316">
            <text:p>23.368</text:p>
          </table:table-cell>
          <table:table-cell table:style-name="ce9" table:formula="of:=[.D20]/37" office:value-type="float" office:value="12">
            <text:p>12.000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C21]-[.$C$13]" office:value-type="float" office:value="533">
            <text:p>533</text:p>
          </table:table-cell>
          <table:table-cell table:style-name="ce8" table:formula="of:=[.D21]/7" office:value-type="float" office:value="76.1428571428571">
            <text:p>76.143</text:p>
          </table:table-cell>
          <table:table-cell table:style-name="ce9" table:formula="of:=[.D21]/11" office:value-type="float" office:value="48.4545454545455">
            <text:p>48.455</text:p>
          </table:table-cell>
          <table:table-cell table:style-name="ce9" table:formula="of:=[.D21]/19" office:value-type="float" office:value="28.0526315789474">
            <text:p>28.053</text:p>
          </table:table-cell>
          <table:table-cell table:style-name="ce9" table:formula="of:=[.D21]/37" office:value-type="float" office:value="14.4054054054054">
            <text:p>14.405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C22]-[.$C$13]" office:value-type="float" office:value="533">
            <text:p>533</text:p>
          </table:table-cell>
          <table:table-cell table:style-name="ce8" table:formula="of:=[.D22]/7" office:value-type="float" office:value="76.1428571428571">
            <text:p>76.143</text:p>
          </table:table-cell>
          <table:table-cell table:style-name="ce9" table:formula="of:=[.D22]/11" office:value-type="float" office:value="48.4545454545455">
            <text:p>48.455</text:p>
          </table:table-cell>
          <table:table-cell table:style-name="ce9" table:formula="of:=[.D22]/19" office:value-type="float" office:value="28.0526315789474">
            <text:p>28.053</text:p>
          </table:table-cell>
          <table:table-cell table:style-name="ce9" table:formula="of:=[.D22]/37" office:value-type="float" office:value="14.4054054054054">
            <text:p>14.4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Inputs:</text:p>
          </table:table-cell>
          <table:table-cell table:style-name="ce1" office:value-type="string">
            <text:p>Difference</text:p>
          </table:table-cell>
          <table:table-cell table:style-name="ce7" office:value-type="string">
            <text:p>Diff divided by 7:</text:p>
          </table:table-cell>
          <table:table-cell table:style-name="ce7" office:value-type="string">
            <text:p>Diff divided by 11:</text:p>
          </table:table-cell>
          <table:table-cell table:style-name="ce7" office:value-type="string">
            <text:p>Diff divided by 19:</text:p>
          </table:table-cell>
          <table:table-cell table:style-name="ce7" office:value-type="string">
            <text:p>Diff divided by 37: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6-09-13">
            <text:p>1926-09-13</text:p>
          </table:table-cell>
          <table:table-cell table:formula="of:=[.$C$34]-[.C27]" office:value-type="float" office:value="264">
            <text:p>264</text:p>
          </table:table-cell>
          <table:table-cell table:style-name="ce8" table:formula="of:=[.D27]/7" office:value-type="float" office:value="37.7142857142857">
            <text:p>37.714</text:p>
          </table:table-cell>
          <table:table-cell table:style-name="ce9" table:formula="of:=[.D27]/11" office:value-type="float" office:value="24">
            <text:p>24.000</text:p>
          </table:table-cell>
          <table:table-cell table:style-name="ce9" table:formula="of:=[.D27]/19" office:value-type="float" office:value="13.8947368421053">
            <text:p>13.895</text:p>
          </table:table-cell>
          <table:table-cell table:style-name="ce9" table:formula="of:=[.D27]/37" office:value-type="float" office:value="7.13513513513514">
            <text:p>7.135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6-10-23">
            <text:p>1926-10-23</text:p>
          </table:table-cell>
          <table:table-cell table:formula="of:=[.$C$34]-[.C28]" office:value-type="float" office:value="224">
            <text:p>224</text:p>
          </table:table-cell>
          <table:table-cell table:style-name="ce8" table:formula="of:=[.D28]/7" office:value-type="float" office:value="32">
            <text:p>32.000</text:p>
          </table:table-cell>
          <table:table-cell table:style-name="ce9" table:formula="of:=[.D28]/11" office:value-type="float" office:value="20.3636363636364">
            <text:p>20.364</text:p>
          </table:table-cell>
          <table:table-cell table:style-name="ce9" table:formula="of:=[.D28]/19" office:value-type="float" office:value="11.7894736842105">
            <text:p>11.789</text:p>
          </table:table-cell>
          <table:table-cell table:style-name="ce9" table:formula="of:=[.D28]/37" office:value-type="float" office:value="6.05405405405405">
            <text:p>6.054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1-24T21:00:00">
            <text:p>1927-01-24</text:p>
          </table:table-cell>
          <table:table-cell table:formula="of:=[.$C$34]-[.C29]" office:value-type="float" office:value="130.125">
            <text:p>130.125</text:p>
          </table:table-cell>
          <table:table-cell table:style-name="ce8" table:formula="of:=[.D29]/7" office:value-type="float" office:value="18.5892857142857">
            <text:p>18.589</text:p>
          </table:table-cell>
          <table:table-cell table:style-name="ce9" table:formula="of:=[.D29]/11" office:value-type="float" office:value="11.8295454545455">
            <text:p>11.830</text:p>
          </table:table-cell>
          <table:table-cell table:style-name="ce9" table:formula="of:=[.D29]/19" office:value-type="float" office:value="6.84868421052632">
            <text:p>6.849</text:p>
          </table:table-cell>
          <table:table-cell table:style-name="ce9" table:formula="of:=[.D29]/37" office:value-type="float" office:value="3.51689189189189">
            <text:p>3.517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1-28">
            <text:p>1927-01-28</text:p>
          </table:table-cell>
          <table:table-cell table:formula="of:=[.$C$34]-[.C30]" office:value-type="float" office:value="127">
            <text:p>127</text:p>
          </table:table-cell>
          <table:table-cell table:style-name="ce8" table:formula="of:=[.D30]/7" office:value-type="float" office:value="18.1428571428571">
            <text:p>18.143</text:p>
          </table:table-cell>
          <table:table-cell table:style-name="ce9" table:formula="of:=[.D30]/11" office:value-type="float" office:value="11.5454545454545">
            <text:p>11.545</text:p>
          </table:table-cell>
          <table:table-cell table:style-name="ce9" table:formula="of:=[.D30]/19" office:value-type="float" office:value="6.68421052631579">
            <text:p>6.684</text:p>
          </table:table-cell>
          <table:table-cell table:style-name="ce9" table:formula="of:=[.D30]/37" office:value-type="float" office:value="3.43243243243243">
            <text:p>3.432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2-07">
            <text:p>1927-02-07</text:p>
          </table:table-cell>
          <table:table-cell table:formula="of:=[.$C$34]-[.C31]" office:value-type="float" office:value="117">
            <text:p>117</text:p>
          </table:table-cell>
          <table:table-cell table:style-name="ce8" table:formula="of:=[.D31]/7" office:value-type="float" office:value="16.7142857142857">
            <text:p>16.714</text:p>
          </table:table-cell>
          <table:table-cell table:style-name="ce9" table:formula="of:=[.D31]/11" office:value-type="float" office:value="10.6363636363636">
            <text:p>10.636</text:p>
          </table:table-cell>
          <table:table-cell table:style-name="ce9" table:formula="of:=[.D31]/19" office:value-type="float" office:value="6.15789473684211">
            <text:p>6.158</text:p>
          </table:table-cell>
          <table:table-cell table:style-name="ce9" table:formula="of:=[.D31]/37" office:value-type="float" office:value="3.16216216216216">
            <text:p>3.162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3-15">
            <text:p>1927-03-15</text:p>
          </table:table-cell>
          <table:table-cell table:formula="of:=[.$C$34]-[.C32]" office:value-type="float" office:value="81">
            <text:p>81</text:p>
          </table:table-cell>
          <table:table-cell table:style-name="ce8" table:formula="of:=[.D32]/7" office:value-type="float" office:value="11.5714285714286">
            <text:p>11.571</text:p>
          </table:table-cell>
          <table:table-cell table:style-name="ce9" table:formula="of:=[.D32]/11" office:value-type="float" office:value="7.36363636363636">
            <text:p>7.364</text:p>
          </table:table-cell>
          <table:table-cell table:style-name="ce9" table:formula="of:=[.D32]/19" office:value-type="float" office:value="4.26315789473684">
            <text:p>4.263</text:p>
          </table:table-cell>
          <table:table-cell table:style-name="ce9" table:formula="of:=[.D32]/37" office:value-type="float" office:value="2.18918918918919">
            <text:p>2.189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Base Date:</text:p>
          </table:table-cell>
          <table:table-cell table:style-name="ce4" office:value-type="date" office:date-value="1927-06-04">
            <text:p>1927-06-04</text:p>
          </table:table-cell>
          <table:table-cell/>
          <table:table-cell table:style-name="ce8"/>
          <table:table-cell table:style-name="ce9"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6-14">
            <text:p>1930-06-14</text:p>
          </table:table-cell>
          <table:table-cell table:formula="of:=[.$C$34]-[.C36]" office:value-type="float" office:value="-1106">
            <text:p>-1106</text:p>
          </table:table-cell>
          <table:table-cell table:style-name="ce8" table:formula="of:=[.D36]/7" office:value-type="float" office:value="-158">
            <text:p>-158.000</text:p>
          </table:table-cell>
          <table:table-cell table:style-name="ce9" table:formula="of:=[.D36]/11" office:value-type="float" office:value="-100.545454545455">
            <text:p>-100.545</text:p>
          </table:table-cell>
          <table:table-cell table:style-name="ce9" table:formula="of:=[.D36]/19" office:value-type="float" office:value="-58.2105263157895">
            <text:p>-58.211</text:p>
          </table:table-cell>
          <table:table-cell table:style-name="ce9" table:formula="of:=[.D36]/37" office:value-type="float" office:value="-29.8918918918919">
            <text:p>-29.892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1">
            <text:p>1930-08-01</text:p>
          </table:table-cell>
          <table:table-cell table:formula="of:=[.$C$34]-[.C37]" office:value-type="float" office:value="-1154">
            <text:p>-1154</text:p>
          </table:table-cell>
          <table:table-cell table:style-name="ce8" table:formula="of:=[.D37]/7" office:value-type="float" office:value="-164.857142857143">
            <text:p>-164.857</text:p>
          </table:table-cell>
          <table:table-cell table:style-name="ce9" table:formula="of:=[.D37]/11" office:value-type="float" office:value="-104.909090909091">
            <text:p>-104.909</text:p>
          </table:table-cell>
          <table:table-cell table:style-name="ce9" table:formula="of:=[.D37]/19" office:value-type="float" office:value="-60.7368421052632">
            <text:p>-60.737</text:p>
          </table:table-cell>
          <table:table-cell table:style-name="ce9" table:formula="of:=[.D37]/37" office:value-type="float" office:value="-31.1891891891892">
            <text:p>-31.189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3">
            <text:p>1930-08-03</text:p>
          </table:table-cell>
          <table:table-cell table:formula="of:=[.$C$34]-[.C38]" office:value-type="float" office:value="-1156">
            <text:p>-1156</text:p>
          </table:table-cell>
          <table:table-cell table:style-name="ce8" table:formula="of:=[.D38]/7" office:value-type="float" office:value="-165.142857142857">
            <text:p>-165.143</text:p>
          </table:table-cell>
          <table:table-cell table:style-name="ce9" table:formula="of:=[.D38]/11" office:value-type="float" office:value="-105.090909090909">
            <text:p>-105.091</text:p>
          </table:table-cell>
          <table:table-cell table:style-name="ce9" table:formula="of:=[.D38]/19" office:value-type="float" office:value="-60.8421052631579">
            <text:p>-60.842</text:p>
          </table:table-cell>
          <table:table-cell table:style-name="ce9" table:formula="of:=[.D38]/37" office:value-type="float" office:value="-31.2432432432432">
            <text:p>-31.243</text:p>
          </table:table-cell>
        </table:table-row>
        <table:table-row table:style-name="ro1">
          <table:table-cell/>
          <table:table-cell office:value-type="string">
            <text:p>Date after:</text:p>
          </table:table-cell>
          <table:table-cell table:style-name="ce5" office:value-type="date" office:date-value="1930-09-10">
            <text:p>1930-09-10</text:p>
          </table:table-cell>
          <table:table-cell table:formula="of:=[.$C$34]-[.C39]" office:value-type="float" office:value="-1194">
            <text:p>-1194</text:p>
          </table:table-cell>
          <table:table-cell table:style-name="ce8" table:formula="of:=[.D39]/7" office:value-type="float" office:value="-170.571428571429">
            <text:p>-170.571</text:p>
          </table:table-cell>
          <table:table-cell table:style-name="ce9" table:formula="of:=[.D39]/11" office:value-type="float" office:value="-108.545454545455">
            <text:p>-108.545</text:p>
          </table:table-cell>
          <table:table-cell table:style-name="ce9" table:formula="of:=[.D39]/19" office:value-type="float" office:value="-62.8421052631579">
            <text:p>-62.842</text:p>
          </table:table-cell>
          <table:table-cell table:style-name="ce9" table:formula="of:=[.D39]/37" office:value-type="float" office:value="-32.2702702702703">
            <text:p>-32.270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6-22">
            <text:p>1931-06-22</text:p>
          </table:table-cell>
          <table:table-cell table:formula="of:=[.$C$34]-[.C40]" office:value-type="float" office:value="-1479">
            <text:p>-1479</text:p>
          </table:table-cell>
          <table:table-cell table:style-name="ce8" table:formula="of:=[.D40]/7" office:value-type="float" office:value="-211.285714285714">
            <text:p>-211.286</text:p>
          </table:table-cell>
          <table:table-cell table:style-name="ce9" table:formula="of:=[.D40]/11" office:value-type="float" office:value="-134.454545454545">
            <text:p>-134.455</text:p>
          </table:table-cell>
          <table:table-cell table:style-name="ce9" table:formula="of:=[.D40]/19" office:value-type="float" office:value="-77.8421052631579">
            <text:p>-77.842</text:p>
          </table:table-cell>
          <table:table-cell table:style-name="ce9" table:formula="of:=[.D40]/37" office:value-type="float" office:value="-39.972972972973">
            <text:p>-39.973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7-04">
            <text:p>1931-07-04</text:p>
          </table:table-cell>
          <table:table-cell table:formula="of:=[.$C$34]-[.C41]" office:value-type="float" office:value="-1491">
            <text:p>-1491</text:p>
          </table:table-cell>
          <table:table-cell table:style-name="ce8" table:formula="of:=[.D41]/7" office:value-type="float" office:value="-213">
            <text:p>-213.000</text:p>
          </table:table-cell>
          <table:table-cell table:style-name="ce9" table:formula="of:=[.D41]/11" office:value-type="float" office:value="-135.545454545455">
            <text:p>-135.545</text:p>
          </table:table-cell>
          <table:table-cell table:style-name="ce9" table:formula="of:=[.D41]/19" office:value-type="float" office:value="-78.4736842105263">
            <text:p>-78.474</text:p>
          </table:table-cell>
          <table:table-cell table:style-name="ce9" table:formula="of:=[.D41]/37" office:value-type="float" office:value="-40.2972972972973">
            <text:p>-40.297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$C$34]-[.C42]" office:value-type="float" office:value="-1580">
            <text:p>-1580</text:p>
          </table:table-cell>
          <table:table-cell table:style-name="ce8" table:formula="of:=[.D42]/7" office:value-type="float" office:value="-225.714285714286">
            <text:p>-225.714</text:p>
          </table:table-cell>
          <table:table-cell table:style-name="ce9" table:formula="of:=[.D42]/11" office:value-type="float" office:value="-143.636363636364">
            <text:p>-143.636</text:p>
          </table:table-cell>
          <table:table-cell table:style-name="ce9" table:formula="of:=[.D42]/19" office:value-type="float" office:value="-83.1578947368421">
            <text:p>-83.158</text:p>
          </table:table-cell>
          <table:table-cell table:style-name="ce9" table:formula="of:=[.D42]/37" office:value-type="float" office:value="-42.7027027027027">
            <text:p>-42.703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$C$34]-[.C43]" office:value-type="float" office:value="-1580">
            <text:p>-1580</text:p>
          </table:table-cell>
          <table:table-cell table:style-name="ce8" table:formula="of:=[.D43]/7" office:value-type="float" office:value="-225.714285714286">
            <text:p>-225.714</text:p>
          </table:table-cell>
          <table:table-cell table:style-name="ce9" table:formula="of:=[.D43]/11" office:value-type="float" office:value="-143.636363636364">
            <text:p>-143.636</text:p>
          </table:table-cell>
          <table:table-cell table:style-name="ce9" table:formula="of:=[.D43]/19" office:value-type="float" office:value="-83.1578947368421">
            <text:p>-83.158</text:p>
          </table:table-cell>
          <table:table-cell table:style-name="ce9" table:formula="of:=[.D43]/37" office:value-type="float" office:value="-42.7027027027027">
            <text:p>-42.703</text:p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2-27T16:32:55</meta:creation-date>
    <dc:date>2014-02-27T21:58:43</dc:date>
    <dc:creator>Ryan </dc:creator>
    <meta:editing-duration>PT5H22M12S</meta:editing-duration>
    <meta:editing-cycles>7</meta:editing-cycles>
    <meta:generator>LibreOffice/3.6$Linux_X86_64 LibreOffice_project/360m1$Build-304</meta:generator>
    <meta:document-statistic meta:table-count="1" meta:cell-count="213" meta:object-count="0"/>
  </office:meta>
</office:document-meta>
</file>